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3.401cm"/>
    </style:style>
    <style:style style:name="Tabela1.B" style:family="table-column">
      <style:table-column-properties style:column-width="3.3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8pt" fo:font-weight="bold" officeooo:paragraph-rsid="0018091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fo:font-size="8pt" fo:font-weight="bold" officeooo:rsid="0017ffef" officeooo:paragraph-rsid="0018091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8pt" officeooo:paragraph-rsid="0018091d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rsid="0017ffef" officeooo:paragraph-rsid="0018091d" style:font-size-asian="8pt" style:font-size-complex="8pt"/>
    </style:style>
    <style:style style:name="P5" style:family="paragraph" style:parent-style-name="Standard">
      <style:text-properties officeooo:paragraph-rsid="0018091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94d90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7">
      <style:paragraph-properties style:writing-mode="lr-tb"/>
    </style:style>
    <style:style style:name="P17" style:family="paragraph" style:parent-style-name="Standard" style:list-style-name="L8"/>
    <style:style style:name="P18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officeooo:paragraph-rsid="00194d90"/>
    </style:style>
    <style:style style:name="P19" style:family="paragraph" style:parent-style-name="Standard" style:list-style-name="L8">
      <loext:graphic-properties draw:fill="none"/>
      <style:paragraph-properties fo:background-color="transparent"/>
      <style:text-properties officeooo:paragraph-rsid="00194d90"/>
    </style:style>
    <style:style style:name="P20" style:family="paragraph" style:parent-style-name="Standard" style:list-style-name="L9"/>
    <style:style style:name="P21" style:family="paragraph" style:parent-style-name="Standard" style:list-style-name="L10"/>
    <style:style style:name="P22" style:family="paragraph" style:parent-style-name="Standard" style:list-style-name="L11"/>
    <style:style style:name="P23" style:family="paragraph" style:parent-style-name="Standard" style:list-style-name="L12">
      <style:paragraph-properties fo:text-align="justify" style:justify-single-word="false"/>
      <style:text-properties officeooo:paragraph-rsid="00194d90"/>
    </style:style>
    <style:style style:name="P24" style:family="paragraph" style:parent-style-name="Standard" style:list-style-name="L13"/>
    <style:style style:name="P25" style:family="paragraph" style:parent-style-name="Standard" style:list-style-name="L14"/>
    <style:style style:name="T1" style:family="text">
      <style:text-properties officeooo:rsid="0018091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cf7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f7c" style:font-weight-asian="bold" style:font-weight-complex="bold"/>
    </style:style>
    <style:style style:name="T6" style:family="text">
      <style:text-properties officeooo:rsid="00194d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o de Visão do Let's Fun!</text:h>
      <text:p text:style-name="Standard"/>
      <text:p text:style-name="P5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 table:number-columns-repeated="2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1">Criador(a)/Modificador(a)</text:p>
          </table:table-cell>
          <table:table-cell table:style-name="Tabela1.E1" office:value-type="string">
            <text:p text:style-name="P1">Revisor(a) </text:p>
          </table:table-cell>
        </table:table-row>
        <table:table-row>
          <table:table-cell table:style-name="Tabela1.A2" office:value-type="string">
            <text:p text:style-name="P3"><text:span text:style-name="T1">07</text:span>/<text:span text:style-name="T1">11</text:span>/202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3">Criação do documento</text:p>
          </table:table-cell>
          <table:table-cell table:style-name="Tabela1.A2" office:value-type="string">
            <text:p text:style-name="P3">Thiago Leite</text:p>
          </table:table-cell>
          <table:table-cell table:style-name="Tabela1.E2" office:value-type="string">
            <text:p text:style-name="P3">Mariana Cerigatto</text:p>
          </table:table-cell>
        </table:table-row>
        <table:table-row table:style-name="Tabela1.1">
          <table:table-cell table:style-name="Tabela1.A2" office:value-type="string">
            <text:p text:style-name="P3">12/09/2025</text:p>
          </table:table-cell>
          <table:table-cell table:style-name="Tabela1.A2" office:value-type="string">
            <text:p text:style-name="P4">1.1</text:p>
          </table:table-cell>
          <table:table-cell table:style-name="Tabela1.A2" office:value-type="string">
            <text:p text:style-name="P3">Melhorias nos Critérios de Aceitação, RNFs e Cenários</text:p>
          </table:table-cell>
          <table:table-cell table:style-name="Tabela1.A2" office:value-type="string">
            <text:p text:style-name="P3">Thiago Leite</text:p>
          </table:table-cell>
          <table:table-cell table:style-name="Tabela1.E2" office:value-type="string">
            <text:p text:style-name="P3">Mariana Cerigatto</text:p>
          </table:table-cell>
        </table:table-row>
      </table:table>
      <text:p text:style-name="P5"/>
      <text:p text:style-name="P6"><text:span text:style-name="T1">1.</text:span> Objetivo</text:p>
      <text:p text:style-name="Standard"/>
      <text:p text:style-name="P7"><text:tab/>Este documento visa descrever o <text:span text:style-name="T2">Let's Fun!</text:span> de modo que serva de guia para as demais <text:span text:style-name="T1">etapas</text:span> de seu desenvolvimento. Para isto, <text:span text:style-name="T1">apresentará </text:span><text:span text:style-name="T3">informações sobre o</text:span><text:span text:style-name="T1"> mesmo, além de </text:span>listar as necessidades, funcionalidades e usuários que o mesmo possui. <text:span text:style-name="T1">Ao final, uma proposta de desenvolvimento é sugerida.</text:span></text:p>
      <text:p text:style-name="Standard"/>
      <text:p text:style-name="P6"><text:span text:style-name="T1">2.</text:span> Resumo do <text:span text:style-name="T2">Let's Fun!</text:span></text:p>
      <text:p text:style-name="Standard"/>
      <text:p text:style-name="P7"><text:tab/>O <text:span text:style-name="T2">Let's Fun!</text:span> é um software que visa facilitar a criação de eventos entre amigos, familiares e colegas de trabalho etc. Para isso, ele disponibiliza funcionalidades para criação de eventos, cancelamento de eventos, aceitação ou rejeição de convites, cadastro de parceiros, criação de promoções etc.</text:p>
      <text:p text:style-name="P7"/>
      <text:p text:style-name="P7"><text:tab/>O mesmo não possui licença de instalação, sendo 100% free, bastando ser instalado ou acessado on-line. É disponibilizado em 2 versões: <text:span text:style-name="T2">mobile</text:span> e <text:span text:style-name="T2">web</text:span>. Além disto, é constituído de 3 módulos, quais são detalhados a seguir:</text:p>
      <text:p text:style-name="Standard"/>
      <text:list text:style-name="L1">
        <text:list-item>
          <text:p text:style-name="P9"><text:span text:style-name="Bold">Módulo usuário</text:span>: é o módulo principal, pois é neste que é disponibilizado as principais funcionalidades. É o que é utilizado para o público-alvo, quais deverão baixar em seus dispositivos móveis ou acessar pela <text:span text:style-name="T2">web</text:span>. Neste módulo as seguintes funcionalidades estão disponíveis:</text:p>
        </text:list-item>
      </text:list>
      <text:list text:style-name="L2">
        <text:list-item>
          <text:list>
            <text:list-item>
              <text:list>
                <text:list-item>
                  <text:p text:style-name="P10">Cadastrar/excluir usuário;</text:p>
                </text:list-item>
                <text:list-item>
                  <text:p text:style-name="P10">Criar evento;</text:p>
                </text:list-item>
                <text:list-item>
                  <text:p text:style-name="P10">Cancelar evento;</text:p>
                </text:list-item>
                <text:list-item>
                  <text:p text:style-name="P10">Aceitar/rejeitar convite;</text:p>
                </text:list-item>
              </text:list>
            </text:list-item>
          </text:list>
          <text:p text:style-name="P10"><text:span text:style-name="Bold"/></text:p>
        </text:list-item>
        <text:list-item>
          <text:p text:style-name="P10"><text:span text:style-name="Bold">Módulo administrador</text:span>: é o módulo de suporte ao módulo usuário. É via este que todo o <text:span text:style-name="T2">software</text:span> é gerenciado. Para isto, ele consegui manipular tanto os parceiros, bares e restaurantes, quanto os usuários. Este módulo só possui uma versão <text:span text:style-name="T2">web</text:span>. Neste módulo as seguintes funcionalidades estão disponíveis:</text:p>
        </text:list-item>
      </text:list>
      <text:list text:style-name="L3">
        <text:list-item>
          <text:list>
            <text:list-item>
              <text:list>
                <text:list-item>
                  <text:p text:style-name="P11">Cadastrar parceiro;</text:p>
                </text:list-item>
                <text:list-item>
                  <text:p text:style-name="P11">Desativar/ativar parceiro;</text:p>
                </text:list-item>
                <text:list-item>
                  <text:p text:style-name="P11">Desativar/ativar usuários;</text:p>
                </text:list-item>
              </text:list>
            </text:list-item>
          </text:list>
          <text:p text:style-name="P11"><text:span text:style-name="Bold"/></text:p>
        </text:list-item>
        <text:list-item>
          <text:p text:style-name="P11"><text:span text:style-name="Bold">Módulo parceiro</text:span>: é o módulo onde os parceiros conseguem acessar o<text:span text:style-name="T3">s</text:span> eventos marcados para seus estabelecimentos. É via este que os parceiros, bares e restaurantes, avaliam a capacidade de realizar o evento assim como entrar em contato com os usuários. Este módulo possui uma versão <text:span text:style-name="T2">mobile</text:span> e <text:span text:style-name="T2">web</text:span>. Neste módulo as seguinte<text:span text:style-name="T3">s</text:span> funcionalidades estão disponíveis:</text:p>
        </text:list-item>
      </text:list>
      <text:list text:style-name="L4">
        <text:list-item>
          <text:list>
            <text:list-item>
              <text:list>
                <text:list-item>
                  <text:p text:style-name="P12">Aceitar/rejeitar evento;</text:p>
                </text:list-item>
                <text:list-item>
                  <text:p text:style-name="P12"><text:soft-page-break/>Criar promoções.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5">3.</text:span><text:span text:style-name="T4"> Mercado</text:span></text:p>
      <text:p text:style-name="Standard"/>
      <text:p text:style-name="P7"><text:tab/>O <text:span text:style-name="T2">Let's Fun!</text:span> <text:span text:style-name="T3">e</text:span>s<text:span text:style-name="T3">ta</text:span>rá disponível apenas para usuário e parceiros geograficamente localizados no Brasil. Se encaixa no nicho de mercado focado em lazer/diversão. Devido a se encaixar neste nicho, se utilizará de propagandas em várias mídias para atingir seu público-alvo. Por ser um <text:span text:style-name="T2">software</text:span> inovador esperasse que em 6 meses tenha 1 milhão de usuários cadastrados e mais de 10 mil estabelecimentos parceiros cadastros em todo o Brasil. A expectativa é de 100 mil eventos marcados no primeiro mês.</text:p>
      <text:p text:style-name="Standard"/>
      <text:p text:style-name="P6"><text:span text:style-name="T3">4. </text:span>Usuários</text:p>
      <text:p text:style-name="Standard"/>
      <text:p text:style-name="Standard"><text:tab/>Possui três grandes grupos de usuários: as pessoas que desejam realizar eventos, os parceiros onde tais eventos podem ser realizados e os administradores que são responsáveis p<text:span text:style-name="T3">o</text:span>r manter o <text:span text:style-name="T2">app</text:span> em operação. A seguir estes são detalhados:</text:p>
      <text:p text:style-name="Standard"/>
      <text:list text:style-name="L5">
        <text:list-item>
          <text:p text:style-name="P13"><text:span text:style-name="Bold">Usuários</text:span>: pessoas na faixa de 20 a 35 anos que desejam organizar eventos de confraternização. São pessoas que possuem uma vida social ativa e que gostam de locais com ambientes aconchegantes e que possibilitem experiências sociais diferenciadas;</text:p>
          <text:p text:style-name="P13"/>
        </text:list-item>
        <text:list-item>
          <text:p text:style-name="P13"><text:span text:style-name="Bold">Administradores</text:span>: pessoas responsáveis por gerir todo o *software*. Tem como função mediar as relações entre usuários e parceiros, além de administrar todo seu funcionamento;</text:p>
          <text:p text:style-name="P13"/>
        </text:list-item>
        <text:list-item>
          <text:p text:style-name="P13"><text:span text:style-name="Bold">Parceiros</text:span>: pessoas proprietárias de estabelecimentos como bares e restaurantes. Tais estabelecimento<text:span text:style-name="T3">s</text:span> devem estar em dia com alvará de funcionamento, ter licenças sanitárias válidas e estarem em dia com seus tributos. Devem ter capital de pelo menos 1 milhão e não estarem passando por processos judicias contra sua operação.</text:p>
        </text:list-item>
      </text:list>
      <text:p text:style-name="Standard"/>
      <text:p text:style-name="P6"><text:span text:style-name="T3">5.</text:span> Necessidades e funcionalidades</text:p>
      <text:p text:style-name="Standard"/>
      <text:p text:style-name="Standard">A <text:span text:style-name="T2">software</text:span> visa sanar a seguintes necessidades, vias suas funcionalidades:</text:p>
      <text:p text:style-name="Standard"/>
      <text:list text:style-name="L6">
        <text:list-item>
          <text:p text:style-name="P14"><text:s/><text:span text:style-name="Bold">Necessidade 1</text:span>: gerir usuários.</text:p>
        </text:list-item>
      </text:list>
      <text:list text:style-name="L7">
        <text:list-item>
          <text:list>
            <text:list-item>
              <text:p text:style-name="P16"><text:span text:style-name="T2">Objetivo</text:span>: Possib<text:span text:style-name="T3">i</text:span>litar que pessoas se cadastrem, que excluem suas contas ou mesmo que sejam desativadas por atos que firam as regras de utilização do <text:span text:style-name="T2">software</text:span>;</text:p>
            </text:list-item>
            <text:list-item>
              <text:p text:style-name="P15"><text:span text:style-name="T2">Utilizadores</text:span>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17">Usuários e administradores;</text:p>
                </text:list-item>
              </text:list>
            </text:list-item>
            <text:list-item>
              <text:p text:style-name="P17"><text:span text:style-name="T2">Funcionalidades</text:span>:</text:p>
              <text:list>
                <text:list-item>
                  <text:p text:style-name="P17">Cadastrar/excluir usuário;</text:p>
                </text:list-item>
                <text:list-item>
                  <text:p text:style-name="P17">Desativar/ativar usuários;</text:p>
                </text:list-item>
              </text:list>
            </text:list-item>
            <text:list-item>
              <text:p text:style-name="P17"><text:span text:style-name="T2">Valor de negócio</text:span>: médio;</text:p>
            </text:list-item>
            <text:list-item>
              <text:p text:style-name="P18"><text:span text:style-name="T2">Nível de utilização</text:span>: alto;<text:line-break/></text:p>
            </text:list-item>
          </text:list>
        </text:list-item>
        <text:list-item>
          <text:p text:style-name="P19"><text:span text:style-name="Bold">Necessidade 2</text:span>: gerir parceiros.</text:p>
          <text:list>
            <text:list-item>
              <text:p text:style-name="P17"><text:span text:style-name="T2">Objetivo</text:span>: Possib<text:span text:style-name="T6">i</text:span>litar que parceiros sejam cadastrados ou desativados;</text:p>
            </text:list-item>
            <text:list-item>
              <text:p text:style-name="P17"><text:span text:style-name="T2">Utilizadores</text:span>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20">Administradores;</text:p>
                </text:list-item>
              </text:list>
            </text:list-item>
            <text:list-item>
              <text:p text:style-name="P20"><text:span text:style-name="T2">Funcionalidades</text:span>:</text:p>
            </text:list-item>
          </text:list>
        </text:list-item>
      </text:list>
      <text:list xml:id="list1550923431" text:style-name="L10">
        <text:list-item>
          <text:list>
            <text:list-item>
              <text:list>
                <text:list-item>
                  <text:p text:style-name="P21">Cadastrar parceiro;</text:p>
                </text:list-item>
                <text:list-item>
                  <text:p text:style-name="P21">Desativar/ativar parceiro;</text:p>
                </text:list-item>
              </text:list>
            </text:list-item>
            <text:list-item>
              <text:p text:style-name="P21"><text:span text:style-name="T2">Valor de negócio</text:span>: médio;</text:p>
            </text:list-item>
            <text:list-item>
              <text:p text:style-name="P21"><text:soft-page-break/><text:span text:style-name="T2">Nível de utilização</text:span>: baixo;</text:p>
            </text:list-item>
          </text:list>
        </text:list-item>
      </text:list>
      <text:p text:style-name="Standard"/>
      <text:list xml:id="list135661202034159" text:continue-numbering="true" text:style-name="L10">
        <text:list-item>
          <text:p text:style-name="P21"><text:span text:style-name="Bold">Necessidade </text:span><text:span text:style-name="Bold"><text:span text:style-name="T6">3</text:span></text:span>: gerir eventos.</text:p>
          <text:list>
            <text:list-item>
              <text:p text:style-name="P21"><text:span text:style-name="T2">Objetivo</text:span>: Possib<text:span text:style-name="T6">i</text:span>litar que eventos sejam criados ou cancelados;</text:p>
            </text:list-item>
            <text:list-item>
              <text:p text:style-name="P21"><text:span text:style-name="T2">Utilizadores</text:span>:</text:p>
              <text:list>
                <text:list-item>
                  <text:p text:style-name="P21">Usuários e parceiros;</text:p>
                </text:list-item>
              </text:list>
            </text:list-item>
            <text:list-item>
              <text:p text:style-name="P21"><text:span text:style-name="T2">Funcionalidades</text:span>: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22">Criar evento;</text:p>
                </text:list-item>
                <text:list-item>
                  <text:p text:style-name="P22">Cancelar evento;</text:p>
                </text:list-item>
                <text:list-item>
                  <text:p text:style-name="P22">Aceitar/rejeitar convite;</text:p>
                </text:list-item>
                <text:list-item>
                  <text:p text:style-name="P22">Aceitar/rejeitar evento;</text:p>
                </text:list-item>
                <text:list-item>
                  <text:p text:style-name="P22">Criar promoções;</text:p>
                </text:list-item>
              </text:list>
            </text:list-item>
            <text:list-item>
              <text:p text:style-name="P22"><text:span text:style-name="T2">Valor de negócio</text:span>: muito alto;</text:p>
            </text:list-item>
            <text:list-item>
              <text:p text:style-name="P22"><text:span text:style-name="T2">Nível de utilização</text:span>: muito alto;</text:p>
            </text:list-item>
          </text:list>
        </text:list-item>
      </text:list>
      <text:p text:style-name="Standard"/>
      <text:p text:style-name="P6"><text:span text:style-name="T6">6.</text:span> Características do <text:span text:style-name="T2">Let's Fun!</text:span></text:p>
      <text:p text:style-name="Standard"/>
      <text:p text:style-name="P8"><text:tab/>Por ser um <text:span text:style-name="T2">software</text:span> 100% on-line, deve estar disponível 24/7 com taxa de disponibilidade de 99%, salvo para manutenç<text:span text:style-name="T6">ões</text:span> programadas e tais restrições são para a versão <text:span text:style-name="T2">mobile</text:span> e <text:span text:style-name="T2">web</text:span>. Para dispositivos móveis, deve possibilitar seu funcion<text:span text:style-name="T6">a</text:span>m<text:span text:style-name="T6">e</text:span>n<text:span text:style-name="T6">t</text:span>o off-line, mas com posterior sincronização dos dados assim que uma rede estiver disponível. <text:span text:style-name="T6">Além disto deve ser compatível com as versões:</text:span></text:p>
      <text:p text:style-name="P8"/>
      <text:list text:style-name="L12">
        <text:list-item>
          <text:list>
            <text:list-item>
              <text:list>
                <text:list-item>
                  <text:list>
                    <text:list-item>
                      <text:p text:style-name="P23">iOS 26</text:p>
                    </text:list-item>
                    <text:list-item>
                      <text:p text:style-name="P23">iOS 18</text:p>
                    </text:list-item>
                    <text:list-item>
                      <text:p text:style-name="P23">iOS 17</text:p>
                    </text:list-item>
                    <text:list-item>
                      <text:p text:style-name="P23">iOS 16</text:p>
                    </text:list-item>
                    <text:list-item>
                      <text:p text:style-name="P23">iOS 15</text:p>
                    </text:list-item>
                    <text:list-item>
                      <text:p text:style-name="P23">Android 16</text:p>
                    </text:list-item>
                    <text:list-item>
                      <text:p text:style-name="P23">Android 15</text:p>
                    </text:list-item>
                    <text:list-item>
                      <text:p text:style-name="P23">Android 14</text:p>
                    </text:list-item>
                    <text:list-item>
                      <text:p text:style-name="P23">Android 13</text:p>
                    </text:list-item>
                    <text:list-item>
                      <text:p text:style-name="P23">Android 12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tab/>Para a versão <text:span text:style-name="T2">web</text:span> deve ser compatível com as versões mínimas dos seguintes browsers:</text:p>
      <text:p text:style-name="P7"/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24">Google <text:span text:style-name="Bold">Chrome</text:span> — 142.0.7444.134/.135</text:p>
                    </text:list-item>
                    <text:list-item>
                      <text:p text:style-name="P24">Mozilla <text:span text:style-name="Bold">Firefox</text:span> — 141.0</text:p>
                    </text:list-item>
                    <text:list-item>
                      <text:p text:style-name="P24">Microsoft <text:span text:style-name="Bold">Edge</text:span> — 142.0.3595.53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As integrações com parceiros e seus processamentos internos não devem demorar mais que 2s para fornecerem respostas.</text:p>
      <text:p text:style-name="Standard"/>
      <text:p text:style-name="P6"><text:span text:style-name="T6">7. </text:span>Proposta de desenvolvimento</text:p>
      <text:p text:style-name="Standard"/>
      <text:p text:style-name="Standard"><text:tab/>Como proposta de desenvolvimento é sugerido as seguintes tecnologias:</text:p>
      <text:p text:style-name="Standard"/>
      <text:list text:style-name="L14">
        <text:list-item>
          <text:p text:style-name="P25">Front-end: Angular versão 20, com Angular Material 20.2.12;</text:p>
        </text:list-item>
        <text:list-item>
          <text:p text:style-name="P25">Back-end: Java 25, SpringBoot 3.5.6, Hibernate 6 e banco de dados PostgreSQL 15 ou superior;</text:p>
          <text:p text:style-name="P25"/>
        </text:list-item>
      </text:list>
      <text:p text:style-name="Standard"><text:tab/>Todos os módulos deve seguir a arquitetura monolítica com aplicação do padrão <text:span text:style-name="T2">REST</text:span>. <text:soft-page-break/><text:tab/>Testes de unidade e integração devem ser priorizados.</text:p>
      <text:p text:style-name="Standard"/>
      <text:p text:style-name="Standard"><text:tab/>Como metodologia de gerenci<text:span text:style-name="T6">a</text:span>mento do projeto se sugere <text:span text:style-name="T2">Scrum</text:span>, com sprints de 2 meses e homologações antes de implantaçõ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09T13:56:59.273000000</dc:date>
    <meta:editing-duration>PT33M24S</meta:editing-duration>
    <meta:editing-cycles>4</meta:editing-cycles>
    <meta:document-statistic meta:table-count="1" meta:image-count="0" meta:object-count="0" meta:page-count="4" meta:paragraph-count="100" meta:word-count="947" meta:character-count="6069" meta:non-whitespace-character-count="5264"/>
  </office:meta>
</office:document-meta>
</file>